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Heading_20_2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 D GARDEN REPORT</text:h>
      <text:p text:style-name="Text_20_body">本文內容遵從<text:a xlink:type="simple" xlink:href="http://creativecommons.org/licenses/by-nc-sa/3.0/deed.zh">CC版權協議-署名-非商业性使用-相同方式共享 3.0 Unported (CC BY-NC-SA 3.0) </text:a></text:p>
      <text:p text:style-name="Standard">Write by Gestalt Lur</text:p>
      <text:p text:style-name="Standard">2012-06-27</text:p>
      <text:h text:style-name="P2" text:outline-level="2">题目大意</text:h>
      <text:p text:style-name="P1"><text:tab/>給出n個數字和m個詢問，對于每個詢問(p,x,y),p=0代表將x位置上的數字賦值為y;p=1表示交換x和y位置上的值；p=2,表示輸出[x,y]之間的連續k個數字和中的最大值。</text:p>
      <text:p text:style-name="Standard"><text:tab/>首先输入T代表數據的組數，对于每組數據，第一行給出n,m,k(1&lt;=k&lt;=n&lt;=200000,0&lt;=m&lt;=200000)三个整数，第二行有n个[-100,100]的整數，接下來m行每行三個整數表示(p,x,y)，對于每個p=2的詢問輸出[x,y]之間的連續k個數字和中的最大值，(保証y-x+1&gt;=k,1&lt;=x&lt;=y&lt;=n)</text:p>
      <text:h text:style-name="P2" text:outline-level="2">算法分析</text:h>
      <text:p text:style-name="Standard"><text:tab/>因為是區間問題，可以想到線段樹標記的方法來做。首先考慮到詢問的對象是連續的k個數字和的最大值，所以線段樹節點中存儲的對象應當是這個最大值，否則的話就要每次再去計算區間裏的這個值而導致TLE。那麽下面的問題就是如何維護這個存儲連續k個數字和的最大值的線段樹。</text:p>
      <text:p text:style-name="Standard"><text:tab/>首先要建立這樣一個線段樹。因為輸入數據保証y-x+1&gt;=k,那麽其葉子節點必然是一段連續k個數字的和，因此線段樹的範圍就是[1,n-k+1]。因此在初始建立線段樹的時候可以用O(n)的時間復雜度計算出每一個連續k個數字的和并將其加入線段樹相應的位置上。這樣建立完成之後，對于線段樹上的區間[x,y],實際對應的區間是[x,y+k-1]，反之亦然。</text:p>
      <text:p text:style-name="Standard"><text:tab/>所以對于詢問[x,y]的操作,只要查詢[x,y-k+1]即可，而對于更改節點值的操作，另外記錄一個數組a[n]，每次更改的時候先求出更改位置上與更改後值的改變量，給線段樹相應的位置增加這個改變量，在訪問的時候如果出現做標記的節點就加上這個改變量，這是一個線段樹常用的優化方法，故不贅述。</text:p>
      <text:p text:style-name="Standard"/>
      <text:h text:style-name="P2" text:outline-level="2">参考代碼</text:h>
      <text:p text:style-name="P1">pascal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{</text:p>
            <text:p text:style-name="Table_20_Contents">ZJNU D GARDEN</text:p>
            <text:p text:style-name="Table_20_Contents">gestapolur</text:p>
            <text:p text:style-name="Table_20_Contents">2012-06-12</text:p>
            <text:p text:style-name="Table_20_Contents">2012-06-15 ACCEPTED</text:p>
            <text:p text:style-name="Table_20_Contents">}</text:p>
            <text:p text:style-name="Table_20_Contents">program ZJNU_INVITED_2012_D_GARDEN;</text:p>
            <text:p text:style-name="Table_20_Contents">const</text:p>
            <text:p text:style-name="Table_20_Contents"><text:s text:c="3"/>MAXT = 8000006;</text:p>
            <text:p text:style-name="Table_20_Contents"><text:s text:c="3"/>MAXN = 300005;</text:p>
            <text:p text:style-name="Table_20_Contents"><text:s text:c="3"/>INF <text:s/>= 2141483647;</text:p>
            <text:p text:style-name="Table_20_Contents">var </text:p>
            <text:p text:style-name="Table_20_Contents"><text:soft-page-break/><text:s text:c="3"/>n , m , wide : longint;</text:p>
            <text:p text:style-name="Table_20_Contents"><text:s text:c="3"/>a <text:s text:c="11"/>: array[ 1..MAXN ] of longint;</text:p>
            <text:p text:style-name="Table_20_Contents"><text:s text:c="3"/>maxv , del <text:s text:c="2"/>: array[ 1..MAXT ] of longint;</text:p>
            <text:p text:style-name="Table_20_Contents"><text:s text:c="3"/>sign <text:s text:c="8"/>: array[ 1..MAXT ] of boolean;</text:p>
            <text:p text:style-name="Table_20_Contents"><text:s text:c="3"/>tt <text:s text:c="10"/>: integer;</text:p>
            <text:p text:style-name="Table_20_Contents"></text:p>
            <text:p text:style-name="Table_20_Contents">function min(a , b : longint ) : longint;</text:p>
            <text:p text:style-name="Table_20_Contents">begin</text:p>
            <text:p text:style-name="Table_20_Contents"><text:s text:c="3"/>if a &lt; b then</text:p>
            <text:p text:style-name="Table_20_Contents"><text:s text:c="6"/>exit( a );</text:p>
            <text:p text:style-name="Table_20_Contents"><text:s text:c="3"/>exit( b );</text:p>
            <text:p text:style-name="Table_20_Contents">end; { min }</text:p>
            <text:p text:style-name="Table_20_Contents"></text:p>
            <text:p text:style-name="Table_20_Contents">function max(a , b : longint ) : longint;</text:p>
            <text:p text:style-name="Table_20_Contents">begin</text:p>
            <text:p text:style-name="Table_20_Contents"><text:s text:c="3"/>if a &gt; b then</text:p>
            <text:p text:style-name="Table_20_Contents"><text:s text:c="6"/>exit( a );</text:p>
            <text:p text:style-name="Table_20_Contents"><text:s text:c="3"/>exit( b );</text:p>
            <text:p text:style-name="Table_20_Contents">end; { max }</text:p>
            <text:p text:style-name="Table_20_Contents"></text:p>
            <text:p text:style-name="Table_20_Contents">procedure update_child(pos : longint );</text:p>
            <text:p text:style-name="Table_20_Contents">begin</text:p>
            <text:p text:style-name="Table_20_Contents"><text:s text:c="3"/>if sign[ pos ] then begin</text:p>
            <text:p text:style-name="Table_20_Contents"><text:s text:c="6"/>sign[ pos ] := FALSE;</text:p>
            <text:p text:style-name="Table_20_Contents"></text:p>
            <text:p text:style-name="Table_20_Contents"><text:s text:c="6"/>sign[ pos shl 1 ] := TRUE;</text:p>
            <text:p text:style-name="Table_20_Contents"><text:s text:c="6"/>sign[ pos shl 1 or 1 ] := TRUE;</text:p>
            <text:p text:style-name="Table_20_Contents"><text:s text:c="6"/>{ apply marked change and update it's children's mark &amp; value }</text:p>
            <text:p text:style-name="Table_20_Contents"><text:s text:c="6"/>inc( del[ pos shl 1 ] , del[ pos ] );</text:p>
            <text:p text:style-name="Table_20_Contents"><text:s text:c="6"/>inc( del[ pos shl 1 or 1 ] , del[ pos ] );</text:p>
            <text:p text:style-name="Table_20_Contents"><text:s text:c="6"/></text:p>
            <text:p text:style-name="Table_20_Contents"><text:s text:c="6"/>inc( maxv[ pos shl 1 ] , del[ pos ]);</text:p>
            <text:p text:style-name="Table_20_Contents"><text:s text:c="6"/>inc( maxv[ pos shl 1 or 1 ] , del[ pos ] );</text:p>
            <text:p text:style-name="Table_20_Contents"></text:p>
            <text:p text:style-name="Table_20_Contents"><text:s text:c="6"/>del[ pos ] := 0;</text:p>
            <text:p text:style-name="Table_20_Contents"><text:s text:c="3"/>end;</text:p>
            <text:p text:style-name="Table_20_Contents">end; { update_child }</text:p>
            <text:p text:style-name="Table_20_Contents"></text:p>
            <text:p text:style-name="Table_20_Contents">procedure init_update( pos , l , r , pt , val : longint );</text:p>
            <text:p text:style-name="Table_20_Contents">var</text:p>
            <text:p text:style-name="Table_20_Contents"><text:s text:c="3"/>mid : longint;</text:p>
            <text:p text:style-name="Table_20_Contents">begin</text:p>
            <text:p text:style-name="Table_20_Contents"><text:s text:c="3"/>if ( l = pt ) and ( pt = r ) then begin</text:p>
            <text:p text:style-name="Table_20_Contents"><text:s text:c="6"/>maxv[ pos ] := val;</text:p>
            <text:p text:style-name="Table_20_Contents"><text:soft-page-break/><text:s text:c="6"/>del[ pos ] := val;</text:p>
            <text:p text:style-name="Table_20_Contents"><text:s text:c="6"/>exit;</text:p>
            <text:p text:style-name="Table_20_Contents"><text:s text:c="3"/>end;</text:p>
            <text:p text:style-name="Table_20_Contents"><text:s text:c="3"/></text:p>
            <text:p text:style-name="Table_20_Contents"><text:s text:c="3"/>update_child( pos );</text:p>
            <text:p text:style-name="Table_20_Contents"></text:p>
            <text:p text:style-name="Table_20_Contents"><text:s text:c="3"/>mid := ( l + r ) shr 1;</text:p>
            <text:p text:style-name="Table_20_Contents"><text:s text:c="3"/>if pt &lt;= mid then</text:p>
            <text:p text:style-name="Table_20_Contents"><text:s text:c="6"/>init_update( pos shl 1 , l , mid , pt , val )</text:p>
            <text:p text:style-name="Table_20_Contents"><text:s text:c="3"/>else</text:p>
            <text:p text:style-name="Table_20_Contents"><text:s text:c="6"/>init_update( pos shl 1 or 1 , mid + 1 , r , pt , val );</text:p>
            <text:p text:style-name="Table_20_Contents"></text:p>
            <text:p text:style-name="Table_20_Contents"><text:s text:c="3"/>if l &lt;&gt; r then</text:p>
            <text:p text:style-name="Table_20_Contents"><text:s text:c="6"/>maxv[ pos ] := max ( maxv[ pos shl 1 ] , maxv[ pos shl 1 or 1 ] );</text:p>
            <text:p text:style-name="Table_20_Contents">end;</text:p>
            <text:p text:style-name="Table_20_Contents"></text:p>
            <text:p text:style-name="Table_20_Contents">procedure update( pos , ql , qr , l , r , val : longint );</text:p>
            <text:p text:style-name="Table_20_Contents">var</text:p>
            <text:p text:style-name="Table_20_Contents"><text:s text:c="3"/>mid : longint;</text:p>
            <text:p text:style-name="Table_20_Contents">begin</text:p>
            <text:p text:style-name="Table_20_Contents"><text:s text:c="3"/>if ( ql &lt;= l ) and ( r &lt;= qr ) then begin</text:p>
            <text:p text:style-name="Table_20_Contents"><text:s text:c="6"/>inc( del[ pos ] , val );</text:p>
            <text:p text:style-name="Table_20_Contents"><text:s text:c="6"/>sign[ pos ] := TRUE;</text:p>
            <text:p text:style-name="Table_20_Contents"><text:s text:c="6"/>inc( maxv[ pos ] , val );</text:p>
            <text:p text:style-name="Table_20_Contents"><text:s text:c="6"/>exit;</text:p>
            <text:p text:style-name="Table_20_Contents"><text:s text:c="3"/>end;</text:p>
            <text:p text:style-name="Table_20_Contents"></text:p>
            <text:p text:style-name="Table_20_Contents"><text:s text:c="3"/>update_child( pos );</text:p>
            <text:p text:style-name="Table_20_Contents"></text:p>
            <text:p text:style-name="Table_20_Contents"><text:s text:c="3"/>mid := ( l + r ) shr 1;</text:p>
            <text:p text:style-name="Table_20_Contents"><text:s text:c="3"/>if ql &lt;= mid then</text:p>
            <text:p text:style-name="Table_20_Contents"><text:s text:c="6"/>update( pos shl 1 , ql , qr , l , mid , val );</text:p>
            <text:p text:style-name="Table_20_Contents"><text:s text:c="3"/>if qr &gt; mid then</text:p>
            <text:p text:style-name="Table_20_Contents"><text:s text:c="6"/>update( pos shl 1 or 1 , ql , qr , mid + 1 , r , val );</text:p>
            <text:p text:style-name="Table_20_Contents"></text:p>
            <text:p text:style-name="Table_20_Contents"><text:s text:c="3"/>if l &lt;&gt; r then</text:p>
            <text:p text:style-name="Table_20_Contents"><text:s text:c="6"/>maxv[ pos ] := max( maxv[ pos shl 1 ] , maxv[ pos shl 1 or 1 ] );</text:p>
            <text:p text:style-name="Table_20_Contents"></text:p>
            <text:p text:style-name="Table_20_Contents">end; { update }</text:p>
            <text:p text:style-name="Table_20_Contents"></text:p>
            <text:p text:style-name="Table_20_Contents">function query(pos , ql , qr , l , r : longint ) : longint; </text:p>
            <text:p text:style-name="Table_20_Contents">var</text:p>
            <text:p text:style-name="Table_20_Contents"><text:s text:c="3"/>mid , rmax : longint;</text:p>
            <text:p text:style-name="Table_20_Contents"><text:soft-page-break/>begin</text:p>
            <text:p text:style-name="Table_20_Contents"><text:s text:c="3"/>update_child( pos );</text:p>
            <text:p text:style-name="Table_20_Contents"><text:s text:c="3"/></text:p>
            <text:p text:style-name="Table_20_Contents"><text:s text:c="3"/>if ( ql &lt;= l ) and ( r &lt;= qr ) then</text:p>
            <text:p text:style-name="Table_20_Contents"><text:s text:c="6"/>exit( maxv[ pos ] );</text:p>
            <text:p text:style-name="Table_20_Contents"><text:s text:c="3"/></text:p>
            <text:p text:style-name="Table_20_Contents"><text:s text:c="3"/>mid := ( l + r ) shr 1; </text:p>
            <text:p text:style-name="Table_20_Contents"><text:s text:c="3"/>rmax := -INF;</text:p>
            <text:p text:style-name="Table_20_Contents"><text:s text:c="3"/></text:p>
            <text:p text:style-name="Table_20_Contents"><text:s text:c="3"/>if ql &lt;= mid then</text:p>
            <text:p text:style-name="Table_20_Contents"><text:s text:c="6"/>rmax := query( pos shl 1 , ql , qr , l , mid );</text:p>
            <text:p text:style-name="Table_20_Contents"><text:s text:c="3"/>if qr &gt; mid then</text:p>
            <text:p text:style-name="Table_20_Contents"><text:s text:c="6"/>rmax := max ( rmax , query( pos shl 1 or 1 , ql , qr , mid + 1 , r ) );</text:p>
            <text:p text:style-name="Table_20_Contents"><text:s text:c="3"/>exit( rmax );</text:p>
            <text:p text:style-name="Table_20_Contents">end; { query }</text:p>
            <text:p text:style-name="Table_20_Contents"></text:p>
            <text:p text:style-name="Table_20_Contents">procedure build(l , r , pos : longint <text:s/>);</text:p>
            <text:p text:style-name="Table_20_Contents">var</text:p>
            <text:p text:style-name="Table_20_Contents"><text:s text:c="3"/>mid : longint;</text:p>
            <text:p text:style-name="Table_20_Contents">begin</text:p>
            <text:p text:style-name="Table_20_Contents"><text:s text:c="3"/>sign[ pos ] := false;</text:p>
            <text:p text:style-name="Table_20_Contents"><text:s text:c="3"/>maxv[ pos ] := 0;</text:p>
            <text:p text:style-name="Table_20_Contents"><text:s text:c="3"/>del[ pos ] := 0;</text:p>
            <text:p text:style-name="Table_20_Contents"><text:s text:c="3"/>if l &lt;&gt; r then begin</text:p>
            <text:p text:style-name="Table_20_Contents"><text:s text:c="6"/>mid := ( l + r ) shr 1;</text:p>
            <text:p text:style-name="Table_20_Contents"><text:s text:c="6"/>build( l , mid , pos shl 1 );</text:p>
            <text:p text:style-name="Table_20_Contents"><text:s text:c="6"/>build( mid + 1 , r , pos shl 1 or 1 );</text:p>
            <text:p text:style-name="Table_20_Contents"><text:s text:c="3"/>end;</text:p>
            <text:p text:style-name="Table_20_Contents">end;</text:p>
            <text:p text:style-name="Table_20_Contents"></text:p>
            <text:p text:style-name="Table_20_Contents">procedure init();</text:p>
            <text:p text:style-name="Table_20_Contents">var</text:p>
            <text:p text:style-name="Table_20_Contents"><text:s text:c="3"/>tmp , i : longint;</text:p>
            <text:p text:style-name="Table_20_Contents">begin</text:p>
            <text:p text:style-name="Table_20_Contents"><text:s text:c="3"/>readln( n , m , wide );</text:p>
            <text:p text:style-name="Table_20_Contents"></text:p>
            <text:p text:style-name="Table_20_Contents"><text:s text:c="3"/>build( 1 , n - wide + 1 , 1 );</text:p>
            <text:p text:style-name="Table_20_Contents"><text:s text:c="2"/></text:p>
            <text:p text:style-name="Table_20_Contents"><text:s text:c="3"/>for i := 1 to n do</text:p>
            <text:p text:style-name="Table_20_Contents"><text:s text:c="6"/>read( a[ i ] );</text:p>
            <text:p text:style-name="Table_20_Contents"><text:s text:c="3"/>readln;</text:p>
            <text:p text:style-name="Table_20_Contents"><text:s text:c="3"/>{ first node }</text:p>
            <text:p text:style-name="Table_20_Contents"><text:s text:c="3"/>tmp := 0;</text:p>
            <text:p text:style-name="Table_20_Contents"><text:soft-page-break/><text:s text:c="3"/>for i := 1 to wide do</text:p>
            <text:p text:style-name="Table_20_Contents"><text:s text:c="6"/>inc( tmp , a[ i ] );</text:p>
            <text:p text:style-name="Table_20_Contents"><text:s text:c="2"/></text:p>
            <text:p text:style-name="Table_20_Contents"><text:s text:c="3"/>init_update( 1 , 1 , n - wide + 1 , 1 , tmp );</text:p>
            <text:p text:style-name="Table_20_Contents"><text:s text:c="3"/>{ node 2 to n - wide + 1 }</text:p>
            <text:p text:style-name="Table_20_Contents"><text:s text:c="3"/>for i := wide + 1 to n do begin</text:p>
            <text:p text:style-name="Table_20_Contents"><text:s text:c="6"/>tmp := tmp - a[ i - wide ] + a[ i ];</text:p>
            <text:p text:style-name="Table_20_Contents"><text:s text:c="6"/>init_update( 1 , 1 , n - wide + 1 , i - wide + 1 , tmp );</text:p>
            <text:p text:style-name="Table_20_Contents"><text:s text:c="3"/>end;</text:p>
            <text:p text:style-name="Table_20_Contents">end; { init }</text:p>
            <text:p text:style-name="Table_20_Contents"></text:p>
            <text:p text:style-name="Table_20_Contents">procedure work();</text:p>
            <text:p text:style-name="Table_20_Contents">var</text:p>
            <text:p text:style-name="Table_20_Contents"><text:s text:c="3"/>i , ins , sx , sy , tmp1 , tmp2 : longint;</text:p>
            <text:p text:style-name="Table_20_Contents">begin</text:p>
            <text:p text:style-name="Table_20_Contents"><text:s text:c="3"/>for i := 1 to m do begin</text:p>
            <text:p text:style-name="Table_20_Contents"><text:s text:c="6"/>readln( ins , sx , sy );</text:p>
            <text:p text:style-name="Table_20_Contents"><text:s text:c="6"/>if ins = 0 then begin</text:p>
            <text:p text:style-name="Table_20_Contents"><text:s text:c="9"/>tmp1 := sy - a[ sx ];</text:p>
            <text:p text:style-name="Table_20_Contents"><text:s text:c="9"/>a[ sx ] := sy;</text:p>
            <text:p text:style-name="Table_20_Contents"><text:s text:c="9"/>update( 1 , max( sx - wide + 1 , 1 ) , sx , 1 , n - wide + 1 , tmp1 );</text:p>
            <text:p text:style-name="Table_20_Contents"><text:s text:c="6"/>end</text:p>
            <text:p text:style-name="Table_20_Contents"><text:s text:c="6"/>else if ins = 1 then begin</text:p>
            <text:p text:style-name="Table_20_Contents"></text:p>
            <text:p text:style-name="Table_20_Contents"><text:s text:c="9"/>tmp1 := a[ sy ] - a[ sx ];</text:p>
            <text:p text:style-name="Table_20_Contents"><text:s text:c="9"/>tmp2 := a[ sx ] - a[ sy ];</text:p>
            <text:p text:style-name="Table_20_Contents"><text:s text:c="9"/>{change a node i in original may refer [ i - K + 1 , i ] in interval tree.}</text:p>
            <text:p text:style-name="Table_20_Contents"><text:s text:c="9"/>update( 1 , max( sx - wide + 1 , 1 ) , sx , 1 , n - wide + 1 , tmp1 );</text:p>
            <text:p text:style-name="Table_20_Contents"><text:s text:c="9"/>update( 1 , max( sy - wide + 1 , 1 ) , sy , 1 , n - wide + 1 , tmp2 );</text:p>
            <text:p text:style-name="Table_20_Contents"></text:p>
            <text:p text:style-name="Table_20_Contents"><text:s text:c="9"/>tmp1 := a[ sx ];</text:p>
            <text:p text:style-name="Table_20_Contents"><text:s text:c="9"/>a[ sx ] := a[ sy ];</text:p>
            <text:p text:style-name="Table_20_Contents"><text:s text:c="9"/>a[ sy ] := tmp1;</text:p>
            <text:p text:style-name="Table_20_Contents"><text:s text:c="9"/></text:p>
            <text:p text:style-name="Table_20_Contents"><text:s text:c="6"/>end</text:p>
            <text:p text:style-name="Table_20_Contents"><text:s text:c="6"/>else begin</text:p>
            <text:p text:style-name="Table_20_Contents"><text:s text:c="9"/>writeln( query( 1 , sx , max( sy - wide + 1 , 1 ) , 1 , n - wide + 1 ) );</text:p>
            <text:p text:style-name="Table_20_Contents"><text:s text:c="6"/>end;</text:p>
            <text:p text:style-name="Table_20_Contents"><text:s text:c="3"/>end;</text:p>
            <text:p text:style-name="Table_20_Contents">end;</text:p>
            <text:p text:style-name="Table_20_Contents"><text:s text:c="3"/></text:p>
            <text:p text:style-name="Table_20_Contents">begin</text:p>
            <text:p text:style-name="Table_20_Contents"><text:soft-page-break/><text:s text:c="3"/>readln( tt );</text:p>
            <text:p text:style-name="Table_20_Contents"><text:s text:c="3"/>while tt &lt;&gt; 0 do begin</text:p>
            <text:p text:style-name="Table_20_Contents"><text:s text:c="6"/>init;</text:p>
            <text:p text:style-name="Table_20_Contents"><text:s text:c="6"/>work;</text:p>
            <text:p text:style-name="Table_20_Contents"><text:s text:c="6"/>dec( tt );</text:p>
            <text:p text:style-name="Table_20_Contents"><text:s text:c="3"/>end;</text:p>
            <text:p text:style-name="Table_20_Contents">end.</text:p>
          </table:table-cell>
        </table:table-row>
      </table:table>
      <text:p text:style-name="Standard">JAVA: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/*</text:p>
            <text:p text:style-name="Table_20_Contents"><text:s text:c="2"/>ZJNU INVITED 2012 D GARDEN</text:p>
            <text:p text:style-name="Table_20_Contents"><text:s text:c="2"/>2012-06-15 ACCEPTED</text:p>
            <text:p text:style-name="Table_20_Contents"><text:s text:c="2"/>write by gestapolur</text:p>
            <text:p text:style-name="Table_20_Contents">*/</text:p>
            <text:p text:style-name="Table_20_Contents">import java.io.*;</text:p>
            <text:p text:style-name="Table_20_Contents">import java.util.*;</text:p>
            <text:p text:style-name="Table_20_Contents"></text:p>
            <text:p text:style-name="Table_20_Contents">public class zjnu_d {</text:p>
            <text:p text:style-name="Table_20_Contents"><text:s text:c="4"/>public static final int MAXN = 200005;</text:p>
            <text:p text:style-name="Table_20_Contents"><text:s text:c="4"/>public static final int MAXT = 3000002;</text:p>
            <text:p text:style-name="Table_20_Contents"><text:s text:c="4"/>public static final int INF = 2141483647;</text:p>
            <text:p text:style-name="Table_20_Contents"><text:s text:c="4"/>public static int cnt , n , m , wide;</text:p>
            <text:p text:style-name="Table_20_Contents"><text:s text:c="4"/>public static int []a = new int[ MAXN ];</text:p>
            <text:p text:style-name="Table_20_Contents"><text:s text:c="4"/>public static boolean []sign = new boolean [ MAXT ];</text:p>
            <text:p text:style-name="Table_20_Contents"><text:s text:c="4"/>public static int []maxv = new int [ MAXT ];</text:p>
            <text:p text:style-name="Table_20_Contents"><text:s text:c="4"/>public static int []del = new int [ MAXT ];</text:p>
            <text:p text:style-name="Table_20_Contents"></text:p>
            <text:p text:style-name="Table_20_Contents"><text:s text:c="4"/>public static Scanner in = new Scanner( System.in );</text:p>
            <text:p text:style-name="Table_20_Contents"></text:p>
            <text:p text:style-name="Table_20_Contents"><text:s text:c="4"/>public static int max( int a , int b ){</text:p>
            <text:p text:style-name="Table_20_Contents"><text:s text:c="8"/>return a &gt; b ? a : b;</text:p>
            <text:p text:style-name="Table_20_Contents"><text:s text:c="4"/>}</text:p>
            <text:p text:style-name="Table_20_Contents"></text:p>
            <text:p text:style-name="Table_20_Contents"><text:s text:c="4"/>public static int min( int a , int b ){</text:p>
            <text:p text:style-name="Table_20_Contents"><text:s text:c="8"/>return a &lt; b ? a : b;</text:p>
            <text:p text:style-name="Table_20_Contents"><text:s text:c="4"/>}</text:p>
            <text:p text:style-name="Table_20_Contents"></text:p>
            <text:p text:style-name="Table_20_Contents"><text:s text:c="4"/>public static void build( int pos , int l , int r ){</text:p>
            <text:p text:style-name="Table_20_Contents"><text:s text:c="8"/>sign[ pos ] = false;</text:p>
            <text:p text:style-name="Table_20_Contents"><text:s text:c="8"/>del[ pos ] = 0;</text:p>
            <text:p text:style-name="Table_20_Contents"><text:s text:c="8"/>maxv[ pos ] = 0;</text:p>
            <text:p text:style-name="Table_20_Contents"><text:s text:c="8"/>if( l != r )</text:p>
            <text:p text:style-name="Table_20_Contents"><text:s text:c="12"/>{</text:p>
            <text:p text:style-name="Table_20_Contents"><text:soft-page-break/><text:s text:c="16"/>int mid = l + r &gt;&gt; 1;</text:p>
            <text:p text:style-name="Table_20_Contents"><text:s text:c="16"/>build( pos &lt;&lt; 1 , l , mid );</text:p>
            <text:p text:style-name="Table_20_Contents"><text:s text:c="16"/>build( pos &lt;&lt; 1 | 1 , mid + 1 , r );</text:p>
            <text:p text:style-name="Table_20_Contents"><text:s text:c="12"/>}</text:p>
            <text:p text:style-name="Table_20_Contents"><text:s text:c="4"/>}</text:p>
            <text:p text:style-name="Table_20_Contents"></text:p>
            <text:p text:style-name="Table_20_Contents"><text:s text:c="4"/>public static void update_child( int pos ){</text:p>
            <text:p text:style-name="Table_20_Contents"><text:s text:c="8"/>if( sign[ pos ] )</text:p>
            <text:p text:style-name="Table_20_Contents"><text:s text:c="12"/>{</text:p>
            <text:p text:style-name="Table_20_Contents"><text:s text:c="16"/>sign[ pos ] = false;</text:p>
            <text:p text:style-name="Table_20_Contents"><text:s text:c="16"/></text:p>
            <text:p text:style-name="Table_20_Contents"><text:s text:c="16"/>sign[ pos &lt;&lt; 1 ] = true;</text:p>
            <text:p text:style-name="Table_20_Contents"><text:s text:c="16"/>sign[ pos &lt;&lt; 1 | 1 ] = true;</text:p>
            <text:p text:style-name="Table_20_Contents"></text:p>
            <text:p text:style-name="Table_20_Contents"><text:s text:c="16"/>del[ pos &lt;&lt; 1 ] += del[ pos ];</text:p>
            <text:p text:style-name="Table_20_Contents"><text:s text:c="16"/>del[ pos &lt;&lt; 1 | 1 ] += del[ pos ];</text:p>
            <text:p text:style-name="Table_20_Contents"></text:p>
            <text:p text:style-name="Table_20_Contents"><text:s text:c="16"/>maxv[ pos &lt;&lt; 1 ] += del[ pos ];</text:p>
            <text:p text:style-name="Table_20_Contents"><text:s text:c="16"/>maxv[ pos &lt;&lt; 1 | 1 ] += del[ pos ];</text:p>
            <text:p text:style-name="Table_20_Contents"></text:p>
            <text:p text:style-name="Table_20_Contents"><text:s text:c="16"/>del[ pos ] = 0;</text:p>
            <text:p text:style-name="Table_20_Contents"><text:s text:c="12"/>}</text:p>
            <text:p text:style-name="Table_20_Contents"><text:s text:c="4"/>}</text:p>
            <text:p text:style-name="Table_20_Contents"></text:p>
            <text:p text:style-name="Table_20_Contents"><text:s text:c="4"/>public static int query( int pos , int l , int r , int L , int R ){</text:p>
            <text:p text:style-name="Table_20_Contents"></text:p>
            <text:p text:style-name="Table_20_Contents"><text:s text:c="8"/>if( L &lt;= l &amp;&amp; r &lt;= R ) </text:p>
            <text:p text:style-name="Table_20_Contents"><text:s text:c="12"/>return maxv[ pos ];</text:p>
            <text:p text:style-name="Table_20_Contents"></text:p>
            <text:p text:style-name="Table_20_Contents"><text:s text:c="8"/>update_child( pos );</text:p>
            <text:p text:style-name="Table_20_Contents"><text:s text:c="8"/></text:p>
            <text:p text:style-name="Table_20_Contents"><text:s text:c="8"/>int mid = l + r &gt;&gt; 1;</text:p>
            <text:p text:style-name="Table_20_Contents"><text:s text:c="8"/>int res = -INF;</text:p>
            <text:p text:style-name="Table_20_Contents"><text:s text:c="8"/>if( L &lt;= mid )</text:p>
            <text:p text:style-name="Table_20_Contents"><text:s text:c="12"/>res = max ( res , query( pos &lt;&lt; 1 , l , mid , L , R ) );</text:p>
            <text:p text:style-name="Table_20_Contents"><text:s text:c="8"/>if( mid &lt; R )</text:p>
            <text:p text:style-name="Table_20_Contents"><text:s text:c="12"/>res = max ( res , query( pos &lt;&lt; 1 | 1 , mid + 1 , r , L , R ) );</text:p>
            <text:p text:style-name="Table_20_Contents"><text:s text:c="8"/>return res;</text:p>
            <text:p text:style-name="Table_20_Contents"><text:s text:c="4"/>}</text:p>
            <text:p text:style-name="Table_20_Contents"></text:p>
            <text:p text:style-name="Table_20_Contents"><text:s text:c="4"/>public static void update( int pos , int l , int r , int L , int R , int val ){</text:p>
            <text:p text:style-name="Table_20_Contents"><text:s text:c="8"/></text:p>
            <text:p text:style-name="Table_20_Contents"><text:soft-page-break/><text:s text:c="8"/>if( L &lt;= l &amp;&amp; r &lt;= R )</text:p>
            <text:p text:style-name="Table_20_Contents"><text:s text:c="12"/>{</text:p>
            <text:p text:style-name="Table_20_Contents"><text:s text:c="16"/>sign[ pos ] = true;</text:p>
            <text:p text:style-name="Table_20_Contents"><text:s text:c="16"/>maxv[ pos ] += val;</text:p>
            <text:p text:style-name="Table_20_Contents"><text:s text:c="16"/>del[ pos ] += val;</text:p>
            <text:p text:style-name="Table_20_Contents"><text:s text:c="16"/>return ;</text:p>
            <text:p text:style-name="Table_20_Contents"><text:s text:c="12"/>}</text:p>
            <text:p text:style-name="Table_20_Contents"></text:p>
            <text:p text:style-name="Table_20_Contents"><text:s text:c="8"/>update_child( pos );</text:p>
            <text:p text:style-name="Table_20_Contents"></text:p>
            <text:p text:style-name="Table_20_Contents"><text:s text:c="8"/>int mid = l + r &gt;&gt; 1;</text:p>
            <text:p text:style-name="Table_20_Contents"><text:s text:c="8"/>if( L &lt;= mid )</text:p>
            <text:p text:style-name="Table_20_Contents"><text:s text:c="12"/>update( pos &lt;&lt; 1 , l , mid , L , R , val );</text:p>
            <text:p text:style-name="Table_20_Contents"><text:s text:c="8"/>if( mid &lt; R )</text:p>
            <text:p text:style-name="Table_20_Contents"><text:s text:c="12"/>update( pos &lt;&lt; 1 | 1 , mid + 1 , r , L , R , val );</text:p>
            <text:p text:style-name="Table_20_Contents"></text:p>
            <text:p text:style-name="Table_20_Contents"><text:s text:c="8"/>maxv[ pos ] = max( maxv[ pos &lt;&lt; 1 ] , maxv[ pos &lt;&lt; 1 | 1 ] );</text:p>
            <text:p text:style-name="Table_20_Contents"><text:s text:c="4"/>}</text:p>
            <text:p text:style-name="Table_20_Contents"></text:p>
            <text:p text:style-name="Table_20_Contents"><text:s text:c="4"/>public static void work(){</text:p>
            <text:p text:style-name="Table_20_Contents"><text:s text:c="8"/>int i;</text:p>
            <text:p text:style-name="Table_20_Contents"><text:s text:c="8"/>int ins , sx , sy , tmp1 , tmp2;</text:p>
            <text:p text:style-name="Table_20_Contents"><text:s text:c="8"/>for( i = 1 ; i &lt;= m ; ++ i )</text:p>
            <text:p text:style-name="Table_20_Contents"><text:s text:c="12"/>{</text:p>
            <text:p text:style-name="Table_20_Contents"><text:s text:c="16"/>ins = in.nextInt();</text:p>
            <text:p text:style-name="Table_20_Contents"><text:s text:c="16"/>sx = in.nextInt();</text:p>
            <text:p text:style-name="Table_20_Contents"><text:s text:c="16"/>sy = in.nextInt();</text:p>
            <text:p text:style-name="Table_20_Contents"><text:s text:c="16"/>if( ins == 0 )</text:p>
            <text:p text:style-name="Table_20_Contents"><text:s text:c="20"/>{</text:p>
            <text:p text:style-name="Table_20_Contents"><text:s text:c="24"/>tmp1 = sy - a[ sx ];</text:p>
            <text:p text:style-name="Table_20_Contents"><text:s text:c="24"/>a[ sx ] = sy;</text:p>
            <text:p text:style-name="Table_20_Contents"><text:s text:c="24"/>update( 1 , 1 , n - wide + 1 , max( sx - wide + 1 , 1 ) , sx , tmp1 );</text:p>
            <text:p text:style-name="Table_20_Contents"><text:s text:c="20"/>}</text:p>
            <text:p text:style-name="Table_20_Contents"><text:s text:c="16"/>else if( ins == 1 )</text:p>
            <text:p text:style-name="Table_20_Contents"><text:s text:c="20"/>{</text:p>
            <text:p text:style-name="Table_20_Contents"><text:s text:c="24"/>tmp1 = a[ sy ] - a[ sx ];</text:p>
            <text:p text:style-name="Table_20_Contents"><text:s text:c="24"/>tmp2 = a[ sx ] - a[ sy ];</text:p>
            <text:p text:style-name="Table_20_Contents"><text:s text:c="24"/></text:p>
            <text:p text:style-name="Table_20_Contents"><text:s text:c="24"/>update( 1 , 1 , n - wide + 1 , max( sx - wide + 1 , 1 ) , sx , tmp1 );</text:p>
            <text:p text:style-name="Table_20_Contents"><text:s text:c="24"/>update( 1 , 1 , n - wide + 1 , max( sy - wide + 1 , 1 ) , sy , tmp2 );</text:p>
            <text:p text:style-name="Table_20_Contents"><text:s text:c="24"/></text:p>
            <text:p text:style-name="Table_20_Contents"><text:soft-page-break/><text:s text:c="24"/>tmp1 = a[ sx ];</text:p>
            <text:p text:style-name="Table_20_Contents"><text:s text:c="24"/>a[ sx ] = a[ sy ];</text:p>
            <text:p text:style-name="Table_20_Contents"><text:s text:c="24"/>a[ sy ] = tmp1;</text:p>
            <text:p text:style-name="Table_20_Contents"><text:s text:c="20"/>}</text:p>
            <text:p text:style-name="Table_20_Contents"><text:s text:c="16"/>else</text:p>
            <text:p text:style-name="Table_20_Contents"><text:s text:c="20"/>System.out.printf( "%d\n" , query( 1 , 1 , n - wide + 1 , sx , sy - wide + 1 ));</text:p>
            <text:p text:style-name="Table_20_Contents"><text:s text:c="16"/></text:p>
            <text:p text:style-name="Table_20_Contents"><text:s text:c="12"/>}</text:p>
            <text:p text:style-name="Table_20_Contents"><text:s text:c="4"/>}</text:p>
            <text:p text:style-name="Table_20_Contents"></text:p>
            <text:p text:style-name="Table_20_Contents"><text:s text:c="4"/>public static void init(){</text:p>
            <text:p text:style-name="Table_20_Contents"><text:s text:c="8"/>int i , tmp;</text:p>
            <text:p text:style-name="Table_20_Contents"><text:s text:c="8"/>n = in.nextInt();</text:p>
            <text:p text:style-name="Table_20_Contents"><text:s text:c="8"/>m = in.nextInt();</text:p>
            <text:p text:style-name="Table_20_Contents"><text:s text:c="8"/>wide = in.nextInt();</text:p>
            <text:p text:style-name="Table_20_Contents"></text:p>
            <text:p text:style-name="Table_20_Contents"><text:s text:c="8"/>for( i = 1 ; i &lt;= n ; ++ i )</text:p>
            <text:p text:style-name="Table_20_Contents"><text:s text:c="12"/>a[ i ] = in.nextInt();</text:p>
            <text:p text:style-name="Table_20_Contents"><text:s text:c="8"/></text:p>
            <text:p text:style-name="Table_20_Contents"><text:s text:c="8"/>tmp = 0;</text:p>
            <text:p text:style-name="Table_20_Contents"><text:s text:c="8"/>for( i = 1 ; i &lt;= wide ; ++ i )</text:p>
            <text:p text:style-name="Table_20_Contents"><text:s text:c="12"/>tmp += a[ i ];</text:p>
            <text:p text:style-name="Table_20_Contents"><text:s text:c="8"/>update( 1 , 1 , n - wide + 1 , 1 , 1 , tmp );</text:p>
            <text:p text:style-name="Table_20_Contents"><text:s text:c="8"/>for( i = wide + 1 ; i &lt;= n ; ++ i )</text:p>
            <text:p text:style-name="Table_20_Contents"><text:s text:c="12"/>{</text:p>
            <text:p text:style-name="Table_20_Contents"><text:s text:c="16"/>tmp = tmp - a[ i - wide ] + a[ i ];</text:p>
            <text:p text:style-name="Table_20_Contents"><text:s text:c="16"/>update( 1 , 1 , n - wide + 1 , i - wide + 1 , i - wide + 1 , tmp );</text:p>
            <text:p text:style-name="Table_20_Contents"><text:s text:c="12"/>}</text:p>
            <text:p text:style-name="Table_20_Contents"><text:s text:c="4"/>}</text:p>
            <text:p text:style-name="Table_20_Contents"></text:p>
            <text:p text:style-name="Table_20_Contents"><text:s text:c="4"/>public static void main( String[] args ) throws Exception {</text:p>
            <text:p text:style-name="Table_20_Contents"><text:s text:c="8"/></text:p>
            <text:p text:style-name="Table_20_Contents"><text:s text:c="8"/>cnt = in.nextInt();</text:p>
            <text:p text:style-name="Table_20_Contents"><text:s text:c="8"/>while( cnt &gt; 0 )</text:p>
            <text:p text:style-name="Table_20_Contents"><text:s text:c="12"/>{</text:p>
            <text:p text:style-name="Table_20_Contents"><text:s text:c="16"/>build( 1 , 1 , n - wide + 1 );</text:p>
            <text:p text:style-name="Table_20_Contents"><text:s text:c="16"/>init();</text:p>
            <text:p text:style-name="Table_20_Contents"><text:s text:c="16"/>work();</text:p>
            <text:p text:style-name="Table_20_Contents"><text:s text:c="16"/>-- cnt;</text:p>
            <text:p text:style-name="Table_20_Contents"><text:s text:c="12"/>}</text:p>
            <text:p text:style-name="Table_20_Contents"><text:s text:c="4"/>} </text:p>
            <text:p text:style-name="Table_20_Contents"><text:soft-page-break/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6-27T13:44:17</meta:creation-date>
    <dc:date>2012-06-27T15:49:25</dc:date>
    <dc:creator>gestapolur </dc:creator>
    <meta:editing-duration>PT1H50M42S</meta:editing-duration>
    <meta:editing-cycles>13</meta:editing-cycles>
    <meta:generator>LibreOffice/3.4$Linux LibreOffice_project/340m1$Build-402</meta:generator>
    <meta:document-statistic meta:table-count="2" meta:image-count="0" meta:object-count="0" meta:page-count="10" meta:paragraph-count="364" meta:word-count="1957" meta:character-count="9822" meta:non-whitespace-character-count="5809"/>
  </office:meta>
</office:document-meta>
</file>